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style:font-name="Courier New"/>
    </style:style>
    <style:style style:name="P2" style:family="paragraph" style:parent-style-name="Text_20_body">
      <style:text-properties style:font-name="Courier New" fo:font-weight="normal" style:font-weight-asian="normal" style:font-weight-complex="normal"/>
    </style:style>
    <style:style style:name="P3" style:family="paragraph" style:parent-style-name="Text_20_body">
      <style:text-properties style:font-name="Arial1"/>
    </style:style>
    <style:style style:name="P4" style:family="paragraph" style:parent-style-name="Text_20_body">
      <style:text-properties style:font-name="Arial1" fo:font-weight="normal" style:font-weight-asian="normal" style:font-weight-complex="normal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paragraph-properties fo:padding="0cm" fo:border-left="none" fo:border-right="none" fo:border-top="none" fo:border-bottom="0.035cm solid #000000" style:shadow="none"/>
    </style:style>
    <style:style style:name="P7" style:family="paragraph" style:parent-style-name="Text_20_body">
      <style:paragraph-properties fo:padding="0cm" fo:border="none" style:shadow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normal" style:font-weight-asian="normal" style:font-weight-complex="normal"/>
    </style:style>
    <style:style style:name="T4" style:family="text">
      <style:text-properties style:font-name="Arial1"/>
    </style:style>
    <style:style style:name="T5" style:family="text">
      <style:text-properties style:font-name="Arial1" fo:font-weight="bold" style:font-weight-asian="bold" style:font-weight-complex="bold"/>
    </style:style>
    <style:style style:name="T6" style:family="text">
      <style:text-properties style:font-name="Arial1" fo:font-weight="normal" style:font-weight-asian="normal" style:font-weight-complex="normal"/>
    </style:style>
    <style:style style:name="T7" style:family="text">
      <style:text-properties fo:font-weight="normal"/>
    </style:style>
    <style:style style:name="T8" style:family="text">
      <style:text-properties style:font-weight-asian="normal"/>
    </style:style>
    <style:style style:name="T9" style:family="text">
      <style:text-properties style:font-weight-complex="normal"/>
    </style:style>
    <style:style style:name="Sect1" style:family="section">
      <style:section-properties text:dont-balance-text-columns="false" style:editable="false">
        <style:columns fo:column-count="2" fo:column-gap="0.801cm">
          <style:column style:rel-width="4819*" fo:start-indent="0cm" fo:end-indent="0.4cm"/>
          <style:column style:rel-width="4819*" fo:start-indent="0.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qlite3 Frontend</text:h>
      <text:p text:style-name="P6">Kurzübersicht</text:p>
      <text:p text:style-name="P7"/>
      <text:p text:style-name="P7">sqlite3 ist ein Frontend für die Arbeit mit sqlite3-Datenbanken. Mit ihm können neue (leere) Datenbanken erzeugt und über ein Befehlsprompt Inhalte in eine Datenbank eingefügt, aus ihr gelöscht oder abgefragt werden.</text:p>
      <text:section text:style-name="Sect1" text:name="Section1">
        <text:h text:style-name="Heading_20_2" text:outline-level="2">Start</text:h>
        <text:p text:style-name="Text_20_body">sqlite3 benötigt als Kommandozeilenparameter den Namen der Datenbank, mit der gearbeitet werden soll:</text:p>
        <text:p text:style-name="P1">$ <text:span text:style-name="T1">sqlite3 datenbank.db</text:span></text:p>
        <text:p text:style-name="P3">sqlite3 antwortet anschliessend mit einem Befehlsprompt:</text:p>
        <text:p text:style-name="P1">sqlite&gt;</text:p>
        <text:h text:style-name="Heading_20_2" text:outline-level="2">sqlite beenden</text:h>
        <text:p text:style-name="Text_20_body">sqlite3 kann durch eintippen von <text:span text:style-name="T2">.exit</text:span> nach dem Befehlsprompt beendet werden:</text:p>
        <text:p text:style-name="P1">sqlite&gt; <text:span text:style-name="T1">.exit</text:span></text:p>
        <text:h text:style-name="Heading_20_2" text:outline-level="2"><text:span text:style-name="T1">Hilfe anfordern</text:span></text:h>
        <text:p text:style-name="P5">Über <text:span text:style-name="T2">.help</text:span> wird eine Befehlsübersicht angezeigt:</text:p>
        <text:p text:style-name="P2">sqlite&gt; <text:span text:style-name="T1">.help</text:span></text:p>
        <text:h text:style-name="Heading_20_2" text:outline-level="2"><text:span text:style-name="T1">SQL-Statements aus einer Datei laden </text:span></text:h>
        <text:p text:style-name="P5">Über .load können vorbereitete SQL-Statements aus einer Datei geladen und ausgeführt werden:</text:p>
        <text:p text:style-name="P2">sqlite&gt; <text:span text:style-name="T1">.load cumulus.sql</text:span></text:p>
        <text:p text:style-name="P4">Die Datei <text:span text:style-name="T2">cumulus.sql</text:span> muss im aktuellen Verzeichnis liegen; ansonsten muss ein gültiger Pfad mit angegeben werden.</text:p>
        <text:h text:style-name="Heading_20_2" text:outline-level="2">Vorhandene Tabellen anzeigen</text:h>
        <text:p text:style-name="Text_20_body">.tables listet sämtliche Tabellen auf, über welche die aktive Datenbank verfügt:</text:p>
        <text:p text:style-name="P2">sqlite&gt; <text:span text:style-name="T1">.tables</text:span></text:p>
        <text:p text:style-name="P2">artikel <text:s/>filialen <text:s/>kunden <text:s/>verkauf</text:p>
        <text:p text:style-name="Text_20_body"><text:span text:style-name="T3">sqlite&gt;</text:span></text:p>
        <text:h text:style-name="Heading_20_2" text:outline-level="2"><text:span text:style-name="T5">Spaltenheader ein- und ausschalten</text:span></text:h>
        <text:p text:style-name="P5"><text:span text:style-name="T4">Mit </text:span><text:span text:style-name="T2">.header ON</text:span><text:span text:style-name="T4"> und </text:span><text:span text:style-name="T2">.header OFF</text:span><text:span text:style-name="T4"> kann die Ausgabe der Spaltentitel ein- oder ausgeschaltet werden:</text:span></text:p>
        <text:p text:style-name="P2">sqlite&gt; <text:span text:style-name="T1">.header ON</text:span></text:p>
        <text:h text:style-name="Heading_20_2" text:outline-level="2">Anzeigemodus ändern</text:h>
        <text:p text:style-name="Text_20_body">Wenn nichts anderes eingestellt ist, werden die Resultate einer Abfrage mit einem Datensatz pro Zeile dargestellt und die einzelnen Attribute werden durch ein Trennzeichen voneinander getrennt (<text:span text:style-name="T2">list</text:span>-Modus). Diese Darstellung kann durch die Verwendung eines anderen Anzeigemodus geändert werden, z.B. auf eine Darstellung mit fester Spaltenbreite (<text:span text:style-name="T2">column</text:span>-Modus):</text:p>
        <text:p text:style-name="P1">sqlite&gt; <text:span text:style-name="T1">.mode column</text:span></text:p>
        <text:p text:style-name="Text_20_body">Die gültigen Modi sind: <text:span text:style-name="T2">csv column html insert line list tabs tcl</text:span></text:p>
        <text:h text:style-name="Heading_20_2" text:outline-level="2">Spaltenbreiten ändern</text:h>
        <text:p text:style-name="Text_20_body">Im <text:span text:style-name="T2">column</text:span>-Anzeigemodus sind die voreingestellten Spaltenbreiten eventuell zu kurz oder zu lang. Mit dem <text:span text:style-name="T2">.width</text:span>-Befehl können sie angepasst werden:</text:p>
        <text:p text:style-name="P1">sqlite&gt; <text:span text:style-name="T1">.width 6 25 12</text:span></text:p>
        <text:p text:style-name="Text_20_body">Obiger Befehl setzt die Breite der ersten drei Spalten auf 6, 25 und 12 Zeichen.</text:p>
        <text:h text:style-name="Heading_20_2" text:outline-level="2">Anzeige des Datenbankschemas</text:h>
        <text:p text:style-name="Text_20_body">Die SQL-Befehle, die zur Erstellung der Tabellen einer Datenbank verwendet wurden, können mit dem .schema-Befehl angezeigt werden:</text:p>
        <text:p text:style-name="P1">sqlite&gt; <text:span text:style-name="T1">.schema</text:span></text:p>
        <text:p text:style-name="Text_20_body"><text:span text:style-name="T6">Diesem Befehl kann zusätzlich auch ein Tabellenname angegeben werden; in dem Fall wird nur das SQL-Statement angezeigt, das <text:s/>diese Tabelle erzeugt hat.</text:span></text:p>
        <text:p text:style-name="Text_20_body"><text:span text:style-name="T6"/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 style:shadow="none"/>
      <style:text-properties fo:font-size="10pt" style:font-size-asian="10.5pt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cm" fo:border-left="none" fo:border-right="none" fo:border-top="none" fo:border-bottom="0.002cm solid #000000" style:shadow="none"/>
      <style:text-properties fo:font-size="10pt" fo:font-style="normal" fo:font-weight="bold" style:font-size-asian="14pt" style:font-style-asian="italic" style:font-weight-asian="normal" style:font-size-complex="14pt" style:font-style-complex="italic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scal Schuppli</meta:initial-creator>
    <meta:creation-date>2010-08-25T21:18:45</meta:creation-date>
    <dc:date>2010-08-25T22:48:42</dc:date>
    <dc:creator>Pascal Schuppli</dc:creator>
    <meta:editing-duration>PT01H29M58S</meta:editing-duration>
    <meta:editing-cycles>6</meta:editing-cycles>
    <meta:generator>OpenOffice.org/3.1$Linux OpenOffice.org_project/310m19$Build-9420</meta:generator>
    <meta:printed-by>Pascal Schuppli</meta:printed-by>
    <meta:print-date>2010-08-25T21:51:08</meta:print-date>
    <meta:document-statistic meta:table-count="0" meta:image-count="0" meta:object-count="0" meta:page-count="1" meta:paragraph-count="38" meta:word-count="310" meta:character-count="2254"/>
  </office:meta>
</office:document-meta>
</file>